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145.19pt"/>
    </style:style>
    <style:style style:name="co4" style:family="table-column">
      <style:table-column-properties fo:break-before="auto" style:column-width="219pt"/>
    </style:style>
    <style:style style:name="co6" style:family="table-column">
      <style:table-column-properties fo:break-before="auto" style:column-width="55.19pt"/>
    </style:style>
    <style:style style:name="ro2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9.5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ro8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79.85pt" fo:break-before="auto" style:use-optimal-row-height="true"/>
    </style:style>
    <style:style style:name="ro11" style:family="table-row">
      <style:table-row-properties style:row-height="516.39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style:font-name="Liberation Sans" fo:font-size="11pt" style:font-size-asian="11pt" style:font-size-complex="11pt"/>
    </style:style>
    <style:style style:name="ce8" style:family="table-cell" style:parent-style-name="Default">
      <style:table-cell-properties fo:wrap-option="wrap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10" style:family="table-cell" style:parent-style-name="Default" style:data-style-name="N0">
      <style:table-cell-properties fo:wrap-option="wrap" style:vertical-align="automatic"/>
      <style:text-properties style:font-name="Liberation Serif1" fo:font-size="10pt" style:font-size-asian="10pt" style:font-size-complex="10pt"/>
    </style:style>
    <style:style style:name="ce11" style:family="table-cell" style:parent-style-name="Default">
      <style:table-cell-properties fo:wrap-option="wrap"/>
      <style:text-properties style:font-name="Liberation Serif1"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able-cell-properties fo:wrap-option="wrap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2" table:default-cell-style-name="ce4"/>
        <table:table-column table:style-name="co2" table:default-cell-style-name="Default"/>
        <table:table-column table:style-name="co2" table:number-columns-repeated="2" table:default-cell-style-name="ce4"/>
        <table:table-column table:style-name="co3" table:number-columns-repeated="5" table:default-cell-style-name="ce4"/>
        <table:table-column table:style-name="co2" table:default-cell-style-name="ce4"/>
        <table:table-column table:style-name="co4" table:default-cell-style-name="ce4"/>
        <table:table-column table:style-name="co6" table:number-columns-repeated="1013" table:default-cell-style-name="ce4"/>
        <table:table-row table:style-name="ro4">
          <table:table-cell table:style-name="ce3" office:value-type="string" calcext:value-type="string">
            <text:p>Kinase</text:p>
          </table:table-cell>
          <table:table-cell table:style-name="ce5" office:value-type="string" calcext:value-type="string">
            <text:p>TF</text:p>
          </table:table-cell>
          <table:table-cell table:style-name="ce3" office:value-type="string" calcext:value-type="string">
            <text:p>Kinase</text:p>
          </table:table-cell>
          <table:table-cell table:style-name="ce3" office:value-type="string" calcext:value-type="string">
            <text:p>TF</text:p>
          </table:table-cell>
          <table:table-cell table:style-name="ce3" office:value-type="string" calcext:value-type="string">
            <text:p>Sum{|Log2[FC]|}</text:p>
          </table:table-cell>
          <table:table-cell table:style-name="ce3" office:value-type="string" calcext:value-type="string">
            <text:p># of Differentially Expressed Genes</text:p>
          </table:table-cell>
          <table:table-cell table:style-name="ce8" office:value-type="string" calcext:value-type="string">
            <text:p>|Log2(TFAFC)|</text:p>
          </table:table-cell>
          <table:table-cell table:style-name="ce8" office:value-type="string" calcext:value-type="string">
            <text:p># of TF’s with Greater Activity Change in Condition</text:p>
          </table:table-cell>
          <table:table-cell table:style-name="ce3" office:value-type="string" calcext:value-type="string">
            <text:p># of Times Found Significant</text:p>
          </table:table-cell>
          <table:table-cell table:style-name="ce3" office:value-type="string" calcext:value-type="string">
            <text:p>YK Score</text:p>
          </table:table-cell>
          <table:table-cell table:style-name="ce3" office:value-type="string" calcext:value-type="string">
            <text:p>Evidence</text:p>
          </table:table-cell>
          <table:table-cell table:style-name="ce13" table:number-columns-repeated="1013"/>
        </table:table-row>
        <table:table-row table:style-name="ro5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KL185W</text:p>
          </table:table-cell>
          <table:table-cell office:value-type="string" calcext:value-type="string">
            <text:p>CKA2</text:p>
          </table:table-cell>
          <table:table-cell office:value-type="string" calcext:value-type="string">
            <text:p>ASH1</text:p>
          </table:table-cell>
          <table:table-cell table:style-name="Default" office:value-type="float" office:value="13.8224305843" calcext:value-type="float">
            <text:p>13.82243058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50082316062957" calcext:value-type="float">
            <text:p>0.650082316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06" calcext:value-type="float">
            <text:p>2.0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LR113W</text:p>
          </table:table-cell>
          <table:table-cell office:value-type="string" calcext:value-type="string">
            <text:p>YGL071W</text:p>
          </table:table-cell>
          <table:table-cell office:value-type="string" calcext:value-type="string">
            <text:p>HOG1</text:p>
          </table:table-cell>
          <table:table-cell office:value-type="string" calcext:value-type="string">
            <text:p>AFT1</text:p>
          </table:table-cell>
          <table:table-cell table:style-name="Default" office:value-type="float" office:value="9.38726282453" calcext:value-type="float">
            <text:p>9.387262824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81549755488001" calcext:value-type="float">
            <text:p>0.181549755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6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KL185W</text:p>
          </table:table-cell>
          <table:table-cell office:value-type="string" calcext:value-type="string">
            <text:p>PHO85</text:p>
          </table:table-cell>
          <table:table-cell office:value-type="string" calcext:value-type="string">
            <text:p>ASH1</text:p>
          </table:table-cell>
          <table:table-cell table:style-name="Default" office:value-type="float" office:value="24.1253760713" calcext:value-type="float">
            <text:p>24.125376071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42787058441974" calcext:value-type="float">
            <text:p>0.3427870584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/A</text:p>
          </table:table-cell>
          <table:table-cell table:style-name="ce10" office:value-type="string" calcext:value-type="string">
            <text:p>Liu et al, 2010 showed phosphophoryation of Transcription represser ASH1 causes elimination</text:p>
          </table:table-cell>
          <table:table-cell table:number-columns-repeated="1013"/>
        </table:table-row>
        <table:table-row table:style-name="ro6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LR403W</text:p>
          </table:table-cell>
          <table:table-cell table:style-name="ce6" office:value-type="string" calcext:value-type="string">
            <text:p>CKA1</text:p>
          </table:table-cell>
          <table:table-cell table:style-name="ce7" office:value-type="string" calcext:value-type="string">
            <text:p>SFP1</text:p>
          </table:table-cell>
          <table:table-cell table:style-name="Default" office:value-type="float" office:value="9.29746605889" calcext:value-type="float">
            <text:p>9.297466058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130762505730673" calcext:value-type="float">
            <text:p>0.1307625057</text:p>
          </table:table-cell>
          <table:table-cell table:style-name="Default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3421" calcext:value-type="float">
            <text:p>4.3421</text:p>
          </table:table-cell>
          <table:table-cell table:style-name="ce11" office:value-type="string" calcext:value-type="string">
            <text:p><text:s/>11805837:by Ho et al (2002); "19328065:Lampiaeinen H. et al <text:s/>(2009) IP-MS;" </text:p>
          </table:table-cell>
          <table:table-cell table:number-columns-repeated="1013"/>
        </table:table-row>
        <table:table-row table:style-name="ro6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FR034C</text:p>
          </table:table-cell>
          <table:table-cell table:style-name="ce6" office:value-type="string" calcext:value-type="string">
            <text:p>CKA1</text:p>
          </table:table-cell>
          <table:table-cell table:style-name="ce7" office:value-type="string" calcext:value-type="string">
            <text:p>PHO4</text:p>
          </table:table-cell>
          <table:table-cell table:style-name="Default" office:value-type="float" office:value="9.29746605889" calcext:value-type="float">
            <text:p>9.297466058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116945749575771" calcext:value-type="float">
            <text:p>0.1169457496</text:p>
          </table:table-cell>
          <table:table-cell table:style-name="Default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31273" calcext:value-type="float">
            <text:p>3.31273</text:p>
          </table:table-cell>
          <table:table-cell table:style-name="ce11" office:value-type="string" calcext:value-type="string">
            <text:p>12606059:Barz T. et al <text:s/>(2003) Human CK2 phosphorylates Pho4 purifed from yeast; </text:p>
          </table:table-cell>
          <table:table-cell table:number-columns-repeated="1013"/>
        </table:table-row>
        <table:table-row table:style-name="ro7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PL248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GAL4</text:p>
          </table:table-cell>
          <table:table-cell table:style-name="Default" office:value-type="float" office:value="14.6587494659" calcext:value-type="float">
            <text:p>14.658749465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684697340265866" calcext:value-type="float">
            <text:p>0.068469734</text:p>
          </table:table-cell>
          <table:table-cell table:style-name="Default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55379" calcext:value-type="float">
            <text:p>2.055379</text:p>
          </table:table-cell>
          <table:table-cell table:style-name="ce11" office:value-type="string" calcext:value-type="string">
            <text:p><text:s/>17314980:Phenotypic Enhancement. e-MAP data by Collins et al (2007); "15719021:Lo WS. et al <text:s/>(2005) Gal4-activation domain binds to Snf1 complex (Gal83 <text:s/>Snf1 <text:s/>Sip2 <text:s/>Snf4) <text:s/>by GST pull-down assay;"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LR403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SFP1</text:p>
          </table:table-cell>
          <table:table-cell table:style-name="Default" office:value-type="float" office:value="49.5504966482" calcext:value-type="float">
            <text:p>49.550496648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571790226299693" calcext:value-type="float">
            <text:p>0.5717902263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.06" calcext:value-type="float">
            <text:p>2.06</text:p>
          </table:table-cell>
          <table:table-cell table:style-name="ce12" office:value-type="string" calcext:value-type="string">
            <text:p>Affinity Capture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IL101C</text:p>
          </table:table-cell>
          <table:table-cell table:style-name="ce6" office:value-type="string" calcext:value-type="string">
            <text:p>SLT2</text:p>
          </table:table-cell>
          <table:table-cell table:style-name="ce7" office:value-type="string" calcext:value-type="string">
            <text:p>XBP1</text:p>
          </table:table-cell>
          <table:table-cell table:style-name="Default" office:value-type="float" office:value="7.53102765309" calcext:value-type="float">
            <text:p>7.531027653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572251503116938" calcext:value-type="float">
            <text:p>0.0572251503</text:p>
          </table:table-cell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1" office:value-type="string" calcext:value-type="string">
            <text:p>19234305:Garcia R et al (2009) Under zymolyase-treated condition <text:s/>XBP1 shows increased transcription in slt2 null mutant compared to wild-type.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LR403W</text:p>
          </table:table-cell>
          <table:table-cell table:style-name="ce6" office:value-type="string" calcext:value-type="string">
            <text:p>CKA2</text:p>
          </table:table-cell>
          <table:table-cell table:style-name="ce7" office:value-type="string" calcext:value-type="string">
            <text:p>SFP1</text:p>
          </table:table-cell>
          <table:table-cell table:style-name="Default" office:value-type="float" office:value="13.8224305843" calcext:value-type="float">
            <text:p>13.8224305843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139627548648892" calcext:value-type="float">
            <text:p>0.1396275486</text:p>
          </table:table-cell>
          <table:table-cell table:style-name="Default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27298" calcext:value-type="float">
            <text:p>2.27298</text:p>
          </table:table-cell>
          <table:table-cell table:style-name="ce11" office:value-type="string" calcext:value-type="string">
            <text:p>19328065:Lampiaeinen H. et al <text:s/>(2009) IP-MS; 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KL185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ASH1</text:p>
          </table:table-cell>
          <table:table-cell table:style-name="Default" office:value-type="float" office:value="49.5504966482" calcext:value-type="float">
            <text:p>49.550496648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465554505020316" calcext:value-type="float">
            <text:p>0.46555450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FR034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PHO4</text:p>
          </table:table-cell>
          <table:table-cell table:style-name="Default" office:value-type="float" office:value="14.6587494659" calcext:value-type="float">
            <text:p>14.658749465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652749892553718" calcext:value-type="float">
            <text:p>0.0652749893</text:p>
          </table:table-cell>
          <table:table-cell table:style-name="Default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27298" calcext:value-type="float">
            <text:p>2.27298</text:p>
          </table:table-cell>
          <table:table-cell table:style-name="ce11" office:value-type="string" calcext:value-type="string">
            <text:p>14660704:Graumann J. et al <text:s/>(2004) MudPit MS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HR082C</text:p>
          </table:table-cell>
          <table:table-cell office:value-type="string" calcext:value-type="string">
            <text:p>YFL031W</text:p>
          </table:table-cell>
          <table:table-cell table:style-name="ce6" office:value-type="string" calcext:value-type="string">
            <text:p>KSP1</text:p>
          </table:table-cell>
          <table:table-cell table:style-name="ce7" office:value-type="string" calcext:value-type="string">
            <text:p>HAC1</text:p>
          </table:table-cell>
          <table:table-cell table:style-name="Default" office:value-type="float" office:value="11.157124146" calcext:value-type="float">
            <text:p>11.157124146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04406618053035" calcext:value-type="float">
            <text:p>0.0304406618</text:p>
          </table:table-cell>
          <table:table-cell table:style-name="Default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1" office:value-type="string" calcext:value-type="string">
            <text:p><text:s/>16319894:by Ptacek et al (2005); </text:p>
          </table:table-cell>
          <table:table-cell table:number-columns-repeated="1013"/>
        </table:table-row>
        <table:table-row table:style-name="ro6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FR034C</text:p>
          </table:table-cell>
          <table:table-cell table:style-name="ce6" office:value-type="string" calcext:value-type="string">
            <text:p>CKA2</text:p>
          </table:table-cell>
          <table:table-cell table:style-name="ce7" office:value-type="string" calcext:value-type="string">
            <text:p>PHO4</text:p>
          </table:table-cell>
          <table:table-cell table:style-name="Default" office:value-type="float" office:value="13.8224305843" calcext:value-type="float">
            <text:p>13.8224305843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922249448392922" calcext:value-type="float">
            <text:p>0.0922249448</text:p>
          </table:table-cell>
          <table:table-cell table:style-name="Default" office:value-type="float" office:value="14" calcext:value-type="float">
            <text:p>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31273" calcext:value-type="float">
            <text:p>3.31273</text:p>
          </table:table-cell>
          <table:table-cell table:style-name="ce11" office:value-type="string" calcext:value-type="string">
            <text:p>12606059:Barz T. et al <text:s/>(2003) human CK2 phosphorylates Pho4 purified from Yeast; </text:p>
          </table:table-cell>
          <table:table-cell table:number-columns-repeated="1013"/>
        </table:table-row>
        <table:table-row table:style-name="ro6">
          <table:table-cell table:style-name="Default" office:value-type="string" calcext:value-type="string">
            <text:p>YKL166C</text:p>
          </table:table-cell>
          <table:table-cell office:value-type="string" calcext:value-type="string">
            <text:p>YLR403W</text:p>
          </table:table-cell>
          <table:table-cell table:style-name="ce6" office:value-type="string" calcext:value-type="string">
            <text:p>TPK3</text:p>
          </table:table-cell>
          <table:table-cell table:style-name="ce7" office:value-type="string" calcext:value-type="string">
            <text:p>SFP1</text:p>
          </table:table-cell>
          <table:table-cell table:style-name="Default" office:value-type="float" office:value="10.2240005901" calcext:value-type="float">
            <text:p>10.224000590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496247041962356" calcext:value-type="float">
            <text:p>0.0496247042</text:p>
          </table:table-cell>
          <table:table-cell table:style-name="Default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31273" calcext:value-type="float">
            <text:p>3.31273</text:p>
          </table:table-cell>
          <table:table-cell table:style-name="ce11" office:value-type="string" calcext:value-type="string">
            <text:p><text:s/>16172400:GST-Sfp1 from yeast is phosphorylated by bovine PKA catalytic subunit <text:s/>Budovskaya 2005 ; 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YFR014C</text:p>
          </table:table-cell>
          <table:table-cell office:value-type="string" calcext:value-type="string">
            <text:p>YPR065W</text:p>
          </table:table-cell>
          <table:table-cell table:style-name="ce6" office:value-type="string" calcext:value-type="string">
            <text:p>CMK1</text:p>
          </table:table-cell>
          <table:table-cell table:style-name="ce7" office:value-type="string" calcext:value-type="string">
            <text:p>ROX1</text:p>
          </table:table-cell>
          <table:table-cell table:style-name="Default" office:value-type="float" office:value="12.451837935" calcext:value-type="float">
            <text:p>12.451837935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532537764314572" calcext:value-type="float">
            <text:p>0.0532537764</text:p>
          </table:table-cell>
          <table:table-cell table:style-name="Default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1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HR084W</text:p>
          </table:table-cell>
          <table:table-cell table:style-name="ce6" office:value-type="string" calcext:value-type="string">
            <text:p>SLT2</text:p>
          </table:table-cell>
          <table:table-cell table:style-name="ce7" office:value-type="string" calcext:value-type="string">
            <text:p>STE12</text:p>
          </table:table-cell>
          <table:table-cell table:style-name="Default" office:value-type="float" office:value="7.53102765309" calcext:value-type="float">
            <text:p>7.531027653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63790491319025" calcext:value-type="float">
            <text:p>0.0363790491</text:p>
          </table:table-cell>
          <table:table-cell table:style-name="Default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6912" calcext:value-type="float">
            <text:p>2.06912</text:p>
          </table:table-cell>
          <table:table-cell table:style-name="ce11" office:value-type="string" calcext:value-type="string">
            <text:p>20489023:Breitkreutz A. et al <text:s/>(2010)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PL139C</text:p>
          </table:table-cell>
          <table:table-cell table:style-name="Default" office:value-type="string" calcext:value-type="string">
            <text:p>PHO85</text:p>
          </table:table-cell>
          <table:table-cell table:style-name="Default" office:value-type="string" calcext:value-type="string">
            <text:p>UME1</text:p>
          </table:table-cell>
          <table:table-cell table:style-name="Default" office:value-type="float" office:value="24.1253760713" calcext:value-type="float">
            <text:p>24.12537607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620123295128826" calcext:value-type="float">
            <text:p>0.0620123295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5">
          <table:table-cell table:style-name="Default" office:value-type="string" calcext:value-type="string">
            <text:p>YPL140C</text:p>
          </table:table-cell>
          <table:table-cell office:value-type="string" calcext:value-type="string">
            <text:p>YHR084W</text:p>
          </table:table-cell>
          <table:table-cell table:style-name="ce6" office:value-type="string" calcext:value-type="string">
            <text:p>MKK2</text:p>
          </table:table-cell>
          <table:table-cell table:style-name="ce7" office:value-type="string" calcext:value-type="string">
            <text:p>STE12</text:p>
          </table:table-cell>
          <table:table-cell table:style-name="Default" office:value-type="float" office:value="8.76911592592" calcext:value-type="float">
            <text:p>8.769115925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274380867117882" calcext:value-type="float">
            <text:p>0.0274380867</text:p>
          </table:table-cell>
          <table:table-cell table:style-name="Default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1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JL056C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ZAP1</text:p>
          </table:table-cell>
          <table:table-cell table:style-name="Default" office:value-type="float" office:value="49.5504966482" calcext:value-type="float">
            <text:p>49.550496648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210398364217707" calcext:value-type="float">
            <text:p>0.2103983642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HL007C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STE20</text:p>
          </table:table-cell>
          <table:table-cell table:style-name="ce7" office:value-type="string" calcext:value-type="string">
            <text:p>CRZ1</text:p>
          </table:table-cell>
          <table:table-cell table:style-name="Default" office:value-type="float" office:value="7.89729762089" calcext:value-type="float">
            <text:p>7.8972976209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float" office:value="0.0370492288518413" calcext:value-type="float">
            <text:p>0.0370492289</text:p>
          </table:table-cell>
          <table:table-cell table:style-name="Default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1" office:value-type="string" calcext:value-type="string">
            <text:p><text:s/>16319894:by Ptacek et al (2005); 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NL027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CRZ1</text:p>
          </table:table-cell>
          <table:table-cell table:style-name="Default" office:value-type="float" office:value="49.5504966482" calcext:value-type="float">
            <text:p>49.550496648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168417931581998" calcext:value-type="float">
            <text:p>0.168417931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.038" calcext:value-type="float">
            <text:p>0.038</text:p>
          </table:table-cell>
          <table:table-cell table:style-name="ce10" office:value-type="string" calcext:value-type="string">
            <text:p>Low throughout put yeast proteome microarray using kinases to tag interactions, this gene also found affinity for 7 other kinases</text:p>
          </table:table-cell>
          <table:table-cell table:number-columns-repeated="1013"/>
        </table:table-row>
        <table:table-row table:style-name="ro8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CRZ1</text:p>
          </table:table-cell>
          <table:table-cell table:style-name="Default" office:value-type="float" office:value="14.6587494659" calcext:value-type="float">
            <text:p>14.658749465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86979941652932" calcext:value-type="float">
            <text:p>0.0386979942</text:p>
          </table:table-cell>
          <table:table-cell table:style-name="Default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96066" calcext:value-type="float">
            <text:p>2.96066</text:p>
          </table:table-cell>
          <table:table-cell table:style-name="ce11" office:value-type="string" calcext:value-type="string">
            <text:p>21177495:Deletion/inhibition of kinase shows reduced phosphorylation of target in vivo by mass spectrometry. <text:s/>Bodenmiller B et al <text:s/>(2010);" "18362157:Ruiz A. et al <text:s/>(2008) Only observed in the presence of 75mMCaCl2 (rescues the Gal-defect of snf1-strain) <text:s/>in 0.05% (low) glucose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NL027W</text:p>
          </table:table-cell>
          <table:table-cell office:value-type="string" calcext:value-type="string">
            <text:p>SLT2</text:p>
          </table:table-cell>
          <table:table-cell office:value-type="string" calcext:value-type="string">
            <text:p>CRZ1</text:p>
          </table:table-cell>
          <table:table-cell table:style-name="Default" office:value-type="float" office:value="7.53102765309" calcext:value-type="float">
            <text:p>7.53102765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3012917598662" calcext:value-type="float">
            <text:p>0.030129176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YMR216C</text:p>
          </table:table-cell>
          <table:table-cell office:value-type="string" calcext:value-type="string">
            <text:p>YPL139C</text:p>
          </table:table-cell>
          <table:table-cell table:style-name="ce6" office:value-type="string" calcext:value-type="string">
            <text:p>SKY1</text:p>
          </table:table-cell>
          <table:table-cell table:style-name="ce7" office:value-type="string" calcext:value-type="string">
            <text:p>UME1</text:p>
          </table:table-cell>
          <table:table-cell table:style-name="Default" office:value-type="float" office:value="14.9189281812" calcext:value-type="float">
            <text:p>14.918928181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50090610590157" calcext:value-type="float">
            <text:p>0.0350090611</text:p>
          </table:table-cell>
          <table:table-cell table:style-name="Default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1" office:value-type="string" calcext:value-type="string">
            <text:p><text:s/>16319894:by Ptacek et al (2005); 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OL108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INO4</text:p>
          </table:table-cell>
          <table:table-cell table:style-name="Default" office:value-type="float" office:value="14.6587494659" calcext:value-type="float">
            <text:p>14.658749465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58374805571417" calcext:value-type="float">
            <text:p>0.0358374806</text:p>
          </table:table-cell>
          <table:table-cell table:style-name="Default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27298" calcext:value-type="float">
            <text:p>2.27298</text:p>
          </table:table-cell>
          <table:table-cell table:style-name="ce11" office:value-type="string" calcext:value-type="string">
            <text:p>15719021:Lo WS. et al <text:s/>(2005) Full length Ino4 binds to Snf1 complex (Gal83 <text:s/>Snf1 <text:s/>Sip2 <text:s/>Snf4) <text:s/>by GST pull-down assay; </text:p>
          </table:table-cell>
          <table:table-cell table:number-columns-repeated="1013"/>
        </table:table-row>
        <table:table-row table:style-name="ro6">
          <table:table-cell table:style-name="Default" office:value-type="string" calcext:value-type="string">
            <text:p>YMR216C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SKY1</text:p>
          </table:table-cell>
          <table:table-cell table:style-name="ce7" office:value-type="string" calcext:value-type="string">
            <text:p>CRZ1</text:p>
          </table:table-cell>
          <table:table-cell table:style-name="Default" office:value-type="float" office:value="14.9189281812" calcext:value-type="float">
            <text:p>14.918928181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4627523564005" calcext:value-type="float">
            <text:p>0.0346275236</text:p>
          </table:table-cell>
          <table:table-cell table:style-name="Default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.51793" calcext:value-type="float">
            <text:p>4.51793</text:p>
          </table:table-cell>
          <table:table-cell table:style-name="ce11" office:value-type="string" calcext:value-type="string">
            <text:p><text:s/>16319894:by Ptacek et al (2005); 16530282:Porat et al. (2006).; </text:p>
          </table:table-cell>
          <table:table-cell table:number-columns-repeated="1013"/>
        </table:table-row>
        <table:table-row table:style-name="ro7">
          <table:table-cell table:style-name="Default" office:value-type="string" calcext:value-type="string">
            <text:p>YHR082C</text:p>
          </table:table-cell>
          <table:table-cell office:value-type="string" calcext:value-type="string">
            <text:p>YPL177C</text:p>
          </table:table-cell>
          <table:table-cell table:style-name="ce6" office:value-type="string" calcext:value-type="string">
            <text:p>KSP1</text:p>
          </table:table-cell>
          <table:table-cell table:style-name="ce7" office:value-type="string" calcext:value-type="string">
            <text:p>CUP9</text:p>
          </table:table-cell>
          <table:table-cell table:style-name="Default" office:value-type="float" office:value="11.157124146" calcext:value-type="float">
            <text:p>11.157124146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30556465940165" calcext:value-type="float">
            <text:p>0.0130556466</text:p>
          </table:table-cell>
          <table:table-cell table:style-name="Default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384798" calcext:value-type="float">
            <text:p>1.384798</text:p>
          </table:table-cell>
          <table:table-cell table:style-name="ce11" office:value-type="string" calcext:value-type="string">
            <text:p><text:s/>16319894:by Ptacek et al (2005); "22282571:YHR082C as query and array <text:s/>YPL177C. Score=0.089 <text:s/>P-value=2.57E-02 <text:s/>Sharifpoor et al <text:s/>(2012);"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NL027W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CRZ1</text:p>
          </table:table-cell>
          <table:table-cell table:style-name="Default" office:value-type="float" office:value="24.1253760713" calcext:value-type="float">
            <text:p>24.125376071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336804845619813" calcext:value-type="float">
            <text:p>0.0336804846</text:p>
          </table:table-cell>
          <table:table-cell table:style-name="Default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EL009C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GCN4</text:p>
          </table:table-cell>
          <table:table-cell table:style-name="Default" office:value-type="float" office:value="24.1253760713" calcext:value-type="float">
            <text:p>24.125376071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335415614662354" calcext:value-type="float">
            <text:p>0.0335415615</text:p>
          </table:table-cell>
          <table:table-cell table:style-name="Default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YNL307C</text:p>
          </table:table-cell>
          <table:table-cell office:value-type="string" calcext:value-type="string">
            <text:p>YNL027W</text:p>
          </table:table-cell>
          <table:table-cell office:value-type="string" calcext:value-type="string">
            <text:p>MCK1</text:p>
          </table:table-cell>
          <table:table-cell office:value-type="string" calcext:value-type="string">
            <text:p>CRZ1</text:p>
          </table:table-cell>
          <table:table-cell table:style-name="Default" office:value-type="float" office:value="23.0060625057" calcext:value-type="float">
            <text:p>23.006062505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45767349253204" calcext:value-type="float">
            <text:p>0.0245767349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YLR362W</text:p>
          </table:table-cell>
          <table:table-cell office:value-type="string" calcext:value-type="string">
            <text:p>YFR034C</text:p>
          </table:table-cell>
          <table:table-cell office:value-type="string" calcext:value-type="string">
            <text:p>STE11</text:p>
          </table:table-cell>
          <table:table-cell office:value-type="string" calcext:value-type="string">
            <text:p>PHO4</text:p>
          </table:table-cell>
          <table:table-cell table:style-name="Default" office:value-type="float" office:value="12.8943979227" calcext:value-type="float">
            <text:p>12.8943979227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.0116056194177347" calcext:value-type="float">
            <text:p>0.0116056194</text:p>
          </table:table-cell>
          <table:table-cell table:style-name="Default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IL131C</text:p>
          </table:table-cell>
          <table:table-cell table:style-name="ce6" office:value-type="string" calcext:value-type="string">
            <text:p>CKA1</text:p>
          </table:table-cell>
          <table:table-cell table:style-name="ce7" office:value-type="string" calcext:value-type="string">
            <text:p>FKH1</text:p>
          </table:table-cell>
          <table:table-cell table:style-name="Default" office:value-type="float" office:value="9.29746605889" calcext:value-type="float">
            <text:p>9.297466058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84049012354088" calcext:value-type="float">
            <text:p>0.0184049012</text:p>
          </table:table-cell>
          <table:table-cell table:style-name="Default" office:value-type="float" office:value="28" calcext:value-type="float">
            <text:p>2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6912" calcext:value-type="float">
            <text:p>2.06912</text:p>
          </table:table-cell>
          <table:table-cell table:style-name="ce11" office:value-type="string" calcext:value-type="string">
            <text:p><text:s/>11805837:by Ho et al (2002)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FR034C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PHO4</text:p>
          </table:table-cell>
          <table:table-cell table:style-name="Default" office:value-type="float" office:value="24.1253760713" calcext:value-type="float">
            <text:p>24.125376071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62230931759901" calcext:value-type="float">
            <text:p>0.0262230932</text:p>
          </table:table-cell>
          <table:table-cell table:style-name="Default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7">
          <table:table-cell table:style-name="Default" office:value-type="string" calcext:value-type="string">
            <text:p>YHR082C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KSP1</text:p>
          </table:table-cell>
          <table:table-cell table:style-name="ce7" office:value-type="string" calcext:value-type="string">
            <text:p>CRZ1</text:p>
          </table:table-cell>
          <table:table-cell table:style-name="Default" office:value-type="float" office:value="11.157124146" calcext:value-type="float">
            <text:p>11.157124146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659290749471948" calcext:value-type="float">
            <text:p>0.0065929075</text:p>
          </table:table-cell>
          <table:table-cell table:style-name="Default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384798" calcext:value-type="float">
            <text:p>1.384798</text:p>
          </table:table-cell>
          <table:table-cell table:style-name="ce11" office:value-type="string" calcext:value-type="string">
            <text:p><text:s/>16319894:by Ptacek et al (2005); "22282571:YHR082C as query and array <text:s/>YNL027W. Score=0.086 <text:s/>P-value=1.90E-02 <text:s/>Sharifpoor et al <text:s/>(2012);" </text:p>
          </table:table-cell>
          <table:table-cell table:number-columns-repeated="1013"/>
        </table:table-row>
        <table:table-row table:style-name="ro10">
          <table:table-cell table:style-name="Default" office:value-type="string" calcext:value-type="string">
            <text:p>YBL016W</text:p>
          </table:table-cell>
          <table:table-cell office:value-type="string" calcext:value-type="string">
            <text:p>YHR084W</text:p>
          </table:table-cell>
          <table:table-cell table:style-name="ce6" office:value-type="string" calcext:value-type="string">
            <text:p>FUS3</text:p>
          </table:table-cell>
          <table:table-cell table:style-name="ce7" office:value-type="string" calcext:value-type="string">
            <text:p>STE12</text:p>
          </table:table-cell>
          <table:table-cell table:style-name="Default" office:value-type="float" office:value="16.6433245023" calcext:value-type="float">
            <text:p>16.6433245023</text:p>
          </table:table-cell>
          <table:table-cell table:style-name="ce7" office:value-type="float" office:value="1" calcext:value-type="float">
            <text:p>1</text:p>
          </table:table-cell>
          <table:table-cell table:style-name="Default" office:value-type="float" office:value="0.0319423873309318" calcext:value-type="float">
            <text:p>0.0319423873</text:p>
          </table:table-cell>
          <table:table-cell table:style-name="Default" office:value-type="float" office:value="31" calcext:value-type="float">
            <text:p>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.020541" calcext:value-type="float">
            <text:p>5.020541</text:p>
          </table:table-cell>
          <table:table-cell table:style-name="ce11" office:value-type="string" calcext:value-type="string">
            <text:p>20489023:Breitkreutz A. et al <text:s/>(2010);" 8334305:Elion EA et al (1993) Ste12-myc co-immunoprecipitates with Fus3-HA.; "11729141:Erdman S et al (2001) ste12 mutant and fus3 <text:s/>kss1 double mutant show reduced levels of filament formation when exposed to low levels of alpha factor.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CR065W</text:p>
          </table:table-cell>
          <table:table-cell office:value-type="string" calcext:value-type="string">
            <text:p>SNF1</text:p>
          </table:table-cell>
          <table:table-cell office:value-type="string" calcext:value-type="string">
            <text:p>HCM1</text:p>
          </table:table-cell>
          <table:table-cell table:style-name="Default" office:value-type="float" office:value="14.6587494659" calcext:value-type="float">
            <text:p>14.658749465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208168853775108" calcext:value-type="float">
            <text:p>0.0208168854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5">
          <table:table-cell table:style-name="Default" office:value-type="string" calcext:value-type="string">
            <text:p>YJR059W</text:p>
          </table:table-cell>
          <table:table-cell office:value-type="string" calcext:value-type="string">
            <text:p>YNL068C</text:p>
          </table:table-cell>
          <table:table-cell table:style-name="ce6" office:value-type="string" calcext:value-type="string">
            <text:p>PTK2</text:p>
          </table:table-cell>
          <table:table-cell table:style-name="ce7" office:value-type="string" calcext:value-type="string">
            <text:p>FKH2</text:p>
          </table:table-cell>
          <table:table-cell table:style-name="Default" office:value-type="float" office:value="9.5254707" calcext:value-type="float">
            <text:p>9.5254707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09856997856278" calcext:value-type="float">
            <text:p>0.0109856998</text:p>
          </table:table-cell>
          <table:table-cell table:style-name="Default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1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HR079C</text:p>
          </table:table-cell>
          <table:table-cell office:value-type="string" calcext:value-type="string">
            <text:p>YFL031W</text:p>
          </table:table-cell>
          <table:table-cell office:value-type="string" calcext:value-type="string">
            <text:p>IRE1</text:p>
          </table:table-cell>
          <table:table-cell office:value-type="string" calcext:value-type="string">
            <text:p>HAC1</text:p>
          </table:table-cell>
          <table:table-cell table:style-name="Default" office:value-type="float" office:value="18.5077451004" calcext:value-type="float">
            <text:p>18.507745100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303982091941833" calcext:value-type="float">
            <text:p>0.0303982092</text:p>
          </table:table-cell>
          <table:table-cell table:style-name="Default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YFR014C</text:p>
          </table:table-cell>
          <table:table-cell office:value-type="string" calcext:value-type="string">
            <text:p>YNL027W</text:p>
          </table:table-cell>
          <table:table-cell table:style-name="ce6" office:value-type="string" calcext:value-type="string">
            <text:p>CMK1</text:p>
          </table:table-cell>
          <table:table-cell table:style-name="ce7" office:value-type="string" calcext:value-type="string">
            <text:p>CRZ1</text:p>
          </table:table-cell>
          <table:table-cell table:style-name="Default" office:value-type="float" office:value="12.451837935" calcext:value-type="float">
            <text:p>12.451837935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30769162949446" calcext:value-type="float">
            <text:p>0.0130769163</text:p>
          </table:table-cell>
          <table:table-cell table:style-name="Default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1" office:value-type="string" calcext:value-type="string">
            <text:p><text:s/>16319894:by Ptacek et al (2005)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IL131C</text:p>
          </table:table-cell>
          <table:table-cell table:style-name="ce6" office:value-type="string" calcext:value-type="string">
            <text:p>CKA2</text:p>
          </table:table-cell>
          <table:table-cell table:style-name="ce7" office:value-type="string" calcext:value-type="string">
            <text:p>FKH1</text:p>
          </table:table-cell>
          <table:table-cell table:style-name="Default" office:value-type="float" office:value="13.8224305843" calcext:value-type="float">
            <text:p>13.8224305843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05243373855679" calcext:value-type="float">
            <text:p>0.0105243374</text:p>
          </table:table-cell>
          <table:table-cell table:style-name="Default" office:value-type="float" office:value="32" calcext:value-type="float">
            <text:p>3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6912" calcext:value-type="float">
            <text:p>2.06912</text:p>
          </table:table-cell>
          <table:table-cell table:style-name="ce11" office:value-type="string" calcext:value-type="string">
            <text:p><text:s/>11805837:by Ho et al (2002)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HL020C</text:p>
          </table:table-cell>
          <table:table-cell table:style-name="Default" office:value-type="string" calcext:value-type="string">
            <text:p>PHO85</text:p>
          </table:table-cell>
          <table:table-cell office:value-type="string" calcext:value-type="string">
            <text:p>OPI1</text:p>
          </table:table-cell>
          <table:table-cell table:style-name="Default" office:value-type="float" office:value="24.1253760713" calcext:value-type="float">
            <text:p>24.125376071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49228674136275" calcext:value-type="float">
            <text:p>0.0149228674</text:p>
          </table:table-cell>
          <table:table-cell table:style-name="Default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YPL140C</text:p>
          </table:table-cell>
          <table:table-cell office:value-type="string" calcext:value-type="string">
            <text:p>YDR213W</text:p>
          </table:table-cell>
          <table:table-cell table:style-name="Default" office:value-type="string" calcext:value-type="string">
            <text:p>MKK2</text:p>
          </table:table-cell>
          <table:table-cell table:style-name="Default" office:value-type="string" calcext:value-type="string">
            <text:p>UPC2</text:p>
          </table:table-cell>
          <table:table-cell table:style-name="Default" office:value-type="float" office:value="8.76911592592" calcext:value-type="float">
            <text:p>8.76911592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111952984379637" calcext:value-type="float">
            <text:p>0.0111952984</text:p>
          </table:table-cell>
          <table:table-cell table:style-name="Default" office:value-type="float" office:value="33" calcext:value-type="float">
            <text:p>33</text:p>
          </table:table-cell>
          <table:table-cell table:style-name="ce7" table:number-columns-repeated="2"/>
          <table:table-cell table:style-name="ce11"/>
          <table:table-cell table:number-columns-repeated="1013"/>
        </table:table-row>
        <table:table-row table:style-name="ro6">
          <table:table-cell table:style-name="Default" office:value-type="string" calcext:value-type="string">
            <text:p>YMR139W</text:p>
          </table:table-cell>
          <table:table-cell office:value-type="string" calcext:value-type="string">
            <text:p>YNL199C</text:p>
          </table:table-cell>
          <table:table-cell table:style-name="ce6" office:value-type="string" calcext:value-type="string">
            <text:p>RIM11</text:p>
          </table:table-cell>
          <table:table-cell table:style-name="ce7" office:value-type="string" calcext:value-type="string">
            <text:p>GCR2</text:p>
          </table:table-cell>
          <table:table-cell table:style-name="Default" office:value-type="float" office:value="11.2857514022" calcext:value-type="float">
            <text:p>11.2857514022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14257169455786" calcext:value-type="float">
            <text:p>0.0114257169</text:p>
          </table:table-cell>
          <table:table-cell table:style-name="Default" office:value-type="float" office:value="34" calcext:value-type="float">
            <text:p>3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06912" calcext:value-type="float">
            <text:p>2.06912</text:p>
          </table:table-cell>
          <table:table-cell table:style-name="ce11" office:value-type="string" calcext:value-type="string">
            <text:p>11805837:by Ho et al (2002);20489023:Breitkreutz A. et al <text:s/>(2010); 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YKL139W</text:p>
          </table:table-cell>
          <table:table-cell office:value-type="string" calcext:value-type="string">
            <text:p>YJR060W</text:p>
          </table:table-cell>
          <table:table-cell office:value-type="string" calcext:value-type="string">
            <text:p>CTK1</text:p>
          </table:table-cell>
          <table:table-cell office:value-type="string" calcext:value-type="string">
            <text:p>CBF1</text:p>
          </table:table-cell>
          <table:table-cell table:style-name="Default" office:value-type="float" office:value="49.5504966482" calcext:value-type="float">
            <text:p>49.5504966482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0.0475644925594059" calcext:value-type="float">
            <text:p>0.0475644926</text:p>
          </table:table-cell>
          <table:table-cell table:style-name="Default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table:style-name="ce9" office:value-type="string" calcext:value-type="string">
            <text:p>Deletion/inhibition of kinase shows reduced phosphorylation of target in vivo by mass spectrometry.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PL031C</text:p>
          </table:table-cell>
          <table:table-cell office:value-type="string" calcext:value-type="string">
            <text:p>YDR146C</text:p>
          </table:table-cell>
          <table:table-cell table:style-name="Default" office:value-type="string" calcext:value-type="string">
            <text:p>PHO85</text:p>
          </table:table-cell>
          <table:table-cell table:style-name="Default" office:value-type="string" calcext:value-type="string">
            <text:p>SWI5</text:p>
          </table:table-cell>
          <table:table-cell table:style-name="Default" office:value-type="float" office:value="24.1253760713" calcext:value-type="float">
            <text:p>24.12537607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971206506370615" calcext:value-type="float">
            <text:p>0.009712065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YNL307C</text:p>
          </table:table-cell>
          <table:table-cell office:value-type="string" calcext:value-type="string">
            <text:p>YJL110C</text:p>
          </table:table-cell>
          <table:table-cell office:value-type="string" calcext:value-type="string">
            <text:p>MCK1</text:p>
          </table:table-cell>
          <table:table-cell office:value-type="string" calcext:value-type="string">
            <text:p>GZF1</text:p>
          </table:table-cell>
          <table:table-cell table:style-name="Default" office:value-type="float" office:value="23.0060625057" calcext:value-type="float">
            <text:p>23.006062505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151247160879322" calcext:value-type="float">
            <text:p>0.0151247161</text:p>
          </table:table-cell>
          <table:table-cell table:style-name="Default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2">
          <table:table-cell table:style-name="Default" office:value-type="string" calcext:value-type="string">
            <text:p>YDL101C</text:p>
          </table:table-cell>
          <table:table-cell office:value-type="string" calcext:value-type="string">
            <text:p>YPL177C</text:p>
          </table:table-cell>
          <table:table-cell table:style-name="ce6" office:value-type="string" calcext:value-type="string">
            <text:p>DUN1</text:p>
          </table:table-cell>
          <table:table-cell table:style-name="ce7" office:value-type="string" calcext:value-type="string">
            <text:p>CUP9</text:p>
          </table:table-cell>
          <table:table-cell table:style-name="Default" office:value-type="float" office:value="12.7712012408" calcext:value-type="float">
            <text:p>12.7712012408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504849905972493" calcext:value-type="float">
            <text:p>0.0050484991</text:p>
          </table:table-cell>
          <table:table-cell table:style-name="Default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1" office:value-type="string" calcext:value-type="string">
            <text:p><text:s/>16319894:by Ptacek et al (2005)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JL110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GZF3</text:p>
          </table:table-cell>
          <table:table-cell table:style-name="Default" office:value-type="float" office:value="14.6587494659" calcext:value-type="float">
            <text:p>14.658749465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02966328253161" calcext:value-type="float">
            <text:p>0.0102966328</text:p>
          </table:table-cell>
          <table:table-cell table:style-name="Default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1" office:value-type="string" calcext:value-type="string">
            <text:p><text:s/>16319894:by Ptacek et al (2005); </text:p>
          </table:table-cell>
          <table:table-cell table:number-columns-repeated="1013"/>
        </table:table-row>
        <table:table-row table:style-name="ro6">
          <table:table-cell table:style-name="Default" office:value-type="string" calcext:value-type="string">
            <text:p>YIL035C</text:p>
          </table:table-cell>
          <table:table-cell office:value-type="string" calcext:value-type="string">
            <text:p>YHL020C</text:p>
          </table:table-cell>
          <table:table-cell table:style-name="ce6" office:value-type="string" calcext:value-type="string">
            <text:p>CKA1</text:p>
          </table:table-cell>
          <table:table-cell table:style-name="ce7" office:value-type="string" calcext:value-type="string">
            <text:p>OPI1</text:p>
          </table:table-cell>
          <table:table-cell table:style-name="Default" office:value-type="float" office:value="9.29746605889" calcext:value-type="float">
            <text:p>9.297466058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346733325002777" calcext:value-type="float">
            <text:p>0.0034673333</text:p>
          </table:table-cell>
          <table:table-cell table:style-name="Default" office:value-type="float" office:value="37" calcext:value-type="float">
            <text:p>3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61503" calcext:value-type="float">
            <text:p>6.61503</text:p>
          </table:table-cell>
          <table:table-cell table:style-name="ce11" office:value-type="string" calcext:value-type="string">
            <text:p>16407309:Chang YF. et al <text:s/>(2006);" "16407309:Chang YF. et al <text:s/>(2006) Ser10; </text:p>
          </table:table-cell>
          <table:table-cell table:number-columns-repeated="1013"/>
        </table:table-row>
        <table:table-row table:style-name="ro5">
          <table:table-cell table:style-name="Default" office:value-type="string" calcext:value-type="string">
            <text:p>YDR477W</text:p>
          </table:table-cell>
          <table:table-cell office:value-type="string" calcext:value-type="string">
            <text:p>YNL068C</text:p>
          </table:table-cell>
          <table:table-cell table:style-name="ce6" office:value-type="string" calcext:value-type="string">
            <text:p>SNF1</text:p>
          </table:table-cell>
          <table:table-cell table:style-name="ce7" office:value-type="string" calcext:value-type="string">
            <text:p>FKH2</text:p>
          </table:table-cell>
          <table:table-cell table:style-name="Default" office:value-type="float" office:value="14.6587494659" calcext:value-type="float">
            <text:p>14.6587494659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102800213164699" calcext:value-type="float">
            <text:p>0.0102800213</text:p>
          </table:table-cell>
          <table:table-cell table:style-name="Default" office:value-type="float" office:value="38" calcext:value-type="float">
            <text:p>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1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3"/>
        </table:table-row>
        <table:table-row table:style-name="ro6">
          <table:table-cell table:style-name="Default" office:value-type="string" calcext:value-type="string">
            <text:p>YLR113W</text:p>
          </table:table-cell>
          <table:table-cell office:value-type="string" calcext:value-type="string">
            <text:p>YFL031W</text:p>
          </table:table-cell>
          <table:table-cell table:style-name="ce6" office:value-type="string" calcext:value-type="string">
            <text:p>HOG1</text:p>
          </table:table-cell>
          <table:table-cell table:style-name="ce7" office:value-type="string" calcext:value-type="string">
            <text:p>HAC1</text:p>
          </table:table-cell>
          <table:table-cell table:style-name="Default" office:value-type="float" office:value="9.38726282453" calcext:value-type="float">
            <text:p>9.3872628245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406707320841519" calcext:value-type="float">
            <text:p>0.0040670732</text:p>
          </table:table-cell>
          <table:table-cell table:style-name="Default" office:value-type="float" office:value="39" calcext:value-type="float">
            <text:p>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1" office:value-type="string" calcext:value-type="string">
            <text:p>14595107:O'Rourke SM. et al <text:s/>(2004) Transcript is induced in an hog1 delete by microarrays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KL166C</text:p>
          </table:table-cell>
          <table:table-cell office:value-type="string" calcext:value-type="string">
            <text:p>YHL020C</text:p>
          </table:table-cell>
          <table:table-cell table:style-name="ce6" office:value-type="string" calcext:value-type="string">
            <text:p>TPK3</text:p>
          </table:table-cell>
          <table:table-cell table:style-name="ce7" office:value-type="string" calcext:value-type="string">
            <text:p>OPI1</text:p>
          </table:table-cell>
          <table:table-cell table:style-name="Default" office:value-type="float" office:value="10.2240005901" calcext:value-type="float">
            <text:p>10.2240005901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201959488073956" calcext:value-type="float">
            <text:p>0.0020195949</text:p>
          </table:table-cell>
          <table:table-cell table:style-name="Default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1" office:value-type="string" calcext:value-type="string">
            <text:p><text:s/>16319894:by Ptacek et al (2005); </text:p>
          </table:table-cell>
          <table:table-cell table:number-columns-repeated="1013"/>
        </table:table-row>
        <table:table-row table:style-name="ro6">
          <table:table-cell table:style-name="Default" office:value-type="string" calcext:value-type="string">
            <text:p>YOR061W</text:p>
          </table:table-cell>
          <table:table-cell office:value-type="string" calcext:value-type="string">
            <text:p>YHL020C</text:p>
          </table:table-cell>
          <table:table-cell table:style-name="ce6" office:value-type="string" calcext:value-type="string">
            <text:p>CKA2</text:p>
          </table:table-cell>
          <table:table-cell table:style-name="ce7" office:value-type="string" calcext:value-type="string">
            <text:p>OPI1</text:p>
          </table:table-cell>
          <table:table-cell table:style-name="Default" office:value-type="float" office:value="13.8224305843" calcext:value-type="float">
            <text:p>13.8224305843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244840860459358" calcext:value-type="float">
            <text:p>0.0024484086</text:p>
          </table:table-cell>
          <table:table-cell table:style-name="Default" office:value-type="float" office:value="41" calcext:value-type="float">
            <text:p>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.61503" calcext:value-type="float">
            <text:p>6.61503</text:p>
          </table:table-cell>
          <table:table-cell table:style-name="ce11" office:value-type="string" calcext:value-type="string">
            <text:p>16407309:Chang YF. et al <text:s/>(2006);" "16407309:Chang YF. et al <text:s/>(2006) Ser10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JR059W</text:p>
          </table:table-cell>
          <table:table-cell office:value-type="string" calcext:value-type="string">
            <text:p>YNL167C</text:p>
          </table:table-cell>
          <table:table-cell table:style-name="ce6" office:value-type="string" calcext:value-type="string">
            <text:p>PTK2</text:p>
          </table:table-cell>
          <table:table-cell table:style-name="ce7" office:value-type="string" calcext:value-type="string">
            <text:p>SKO1</text:p>
          </table:table-cell>
          <table:table-cell table:style-name="Default" office:value-type="float" office:value="9.5254707" calcext:value-type="float">
            <text:p>9.5254707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162094502398286" calcext:value-type="float">
            <text:p>0.001620945</text:p>
          </table:table-cell>
          <table:table-cell table:style-name="Default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1" office:value-type="string" calcext:value-type="string">
            <text:p><text:s/>16319894:by Ptacek et al (2005); </text:p>
          </table:table-cell>
          <table:table-cell table:number-columns-repeated="1013"/>
        </table:table-row>
        <table:table-row table:style-name="ro11">
          <table:table-cell table:style-name="Default" office:value-type="string" calcext:value-type="string">
            <text:p>YLR113W</text:p>
          </table:table-cell>
          <table:table-cell office:value-type="string" calcext:value-type="string">
            <text:p>YNL167C</text:p>
          </table:table-cell>
          <table:table-cell table:style-name="ce6" office:value-type="string" calcext:value-type="string">
            <text:p>HOG1</text:p>
          </table:table-cell>
          <table:table-cell table:style-name="ce7" office:value-type="string" calcext:value-type="string">
            <text:p>SKO1</text:p>
          </table:table-cell>
          <table:table-cell table:style-name="Default" office:value-type="float" office:value="9.38726282453" calcext:value-type="float">
            <text:p>9.3872628245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180387812673437" calcext:value-type="float">
            <text:p>0.0018038781</text:p>
          </table:table-cell>
          <table:table-cell table:style-name="Default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.63632" calcext:value-type="float">
            <text:p>16.63632</text:p>
          </table:table-cell>
          <table:table-cell table:style-name="ce11" office:value-type="string" calcext:value-type="string">
            <text:p><text:s/>11230135:Proft et al. (2001). GST-Hog1 and GFP-Hog1 pull down HA-Sko1.;12086627:Proft and Struhl (2002). Hog1 coimmunoprecipitates the Sko1 N-terminal region (1–315) but not Sko1 variants that lack this domain.; 11230135:Proft et al. (2001). Activated GST-Hog1 phosphorylates GST-Sko1 in vitro. To activate Hog1 a constitutively activated version of Pbs2 carrying two mutations (Ser514Glu and Thr518Glu) in the activation loop were purified as GST fusion protein.; 11230135:Proft et al. (2001). Deletion of SKO1 derepress down regulated stress genes in hog1 mutant cells.;9858577:Proft and Serrano (1999). Deletion of SKO1 in hog1 background restores ENA1-lacZ expression and partially suppresses osmotic sensitivity.;18201562:Kobayashi et al. (2008). Deletion of SKO1 suppresses the sensitivity of hog1 cells to 150 mM CaCl2.;11113177:Pascual-Ahuir et al. (2001). Deletion of SKO1 restores CRE-driven lacZ expression in a hog1 mutant.; "11230135:Proft et al. (2001). Activated GST-Hog1 phosphorylates GST-Sko1 in vitro. Sko1 phosphorylation is abolished in the SKO1(E) mutant <text:s/>which contains mutations in all three sites <text:s/>Ser108 <text:s/>Thr113 and Ser126.;" 11230135:Proft et al. (2001) The interaction between Sko1 and the Ssn6-Tup1 co-repressor complex is dependent on the Hog1-specific phosphorylation sites in Sko1. Deletion of the phospho-sites increased Sko1's affinity for Ssn6 and Tup1. Co-IPs were performed with Sko1 phospho mutants.;12086627:Proft and Struhl (2002). Gal4-Sko1 activates GAL1-LacZ transcription under salt-stress conditions. Sko1-mediated activation does not occur in a hog1 mutant strain.;12086627:Proft and Struhl (2002). Osmotic induction and Hog1 phosphorylation converts the Sko1 repressor into a transcriptional activator. Mutation of Hog1-specific phospho-sites in Gal4-Sko1 abolished stress-induced GAL1-LacZ transcription.; "11230135:Proft et al. (2001). Sko1 is rapidly phosphorylated upon osmo-shock. The slower migrating phospho-peptides are not observed for hog1 mutant cells.;11230135:Proft et al. (2001). Proft et al. (2001). Mutations in all three serines (Ser380 <text:s/>Ser393 and Ser399) corresponding to PKA phosphorylation sites in Sko1 <text:s/>decreased Hog1 dependent phosphorylation of Sko1.;"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FR014C</text:p>
          </table:table-cell>
          <table:table-cell office:value-type="string" calcext:value-type="string">
            <text:p>YPL139C</text:p>
          </table:table-cell>
          <table:table-cell table:style-name="ce6" office:value-type="string" calcext:value-type="string">
            <text:p>CMK1</text:p>
          </table:table-cell>
          <table:table-cell table:style-name="ce7" office:value-type="string" calcext:value-type="string">
            <text:p>UME1</text:p>
          </table:table-cell>
          <table:table-cell table:style-name="Default" office:value-type="float" office:value="12.451837935" calcext:value-type="float">
            <text:p>12.451837935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019147975937622" calcext:value-type="float">
            <text:p>0.0019147976</text:p>
          </table:table-cell>
          <table:table-cell table:style-name="Default" office:value-type="float" office:value="42" calcext:value-type="float">
            <text:p>4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.2052" calcext:value-type="float">
            <text:p>1.2052</text:p>
          </table:table-cell>
          <table:table-cell table:style-name="ce11" office:value-type="string" calcext:value-type="string">
            <text:p><text:s/>16319894:by Ptacek et al (2005); 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YHR030C</text:p>
          </table:table-cell>
          <table:table-cell office:value-type="string" calcext:value-type="string">
            <text:p>YNL167C</text:p>
          </table:table-cell>
          <table:table-cell office:value-type="string" calcext:value-type="string">
            <text:p>SLT2</text:p>
          </table:table-cell>
          <table:table-cell office:value-type="string" calcext:value-type="string">
            <text:p>SKO1</text:p>
          </table:table-cell>
          <table:table-cell table:style-name="Default" office:value-type="float" office:value="7.53102765309" calcext:value-type="float">
            <text:p>7.53102765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0000529282219136959" calcext:value-type="float">
            <text:p>5.29282219136959E-06</text:p>
          </table:table-cell>
          <table:table-cell table:style-name="Default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table:number-columns-repeated="1014"/>
        </table:table-row>
        <table:table-row table:style-name="ro5">
          <table:table-cell table:style-name="Default" office:value-type="string" calcext:value-type="string">
            <text:p>YKL126W</text:p>
          </table:table-cell>
          <table:table-cell office:value-type="string" calcext:value-type="string">
            <text:p>YJL056C</text:p>
          </table:table-cell>
          <table:table-cell table:style-name="ce6" office:value-type="string" calcext:value-type="string">
            <text:p>YPK1</text:p>
          </table:table-cell>
          <table:table-cell table:style-name="ce7" office:value-type="string" calcext:value-type="string">
            <text:p>ZAP1</text:p>
          </table:table-cell>
          <table:table-cell table:style-name="Default" office:value-type="float" office:value="23.0060625057" calcext:value-type="float">
            <text:p>23.0060625057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float" office:value="0.0361386384670969" calcext:value-type="float">
            <text:p>0.0361386385</text:p>
          </table:table-cell>
          <table:table-cell table:style-name="Default"/>
          <table:table-cell table:style-name="ce7" office:value-type="float" office:value="0" calcext:value-type="float">
            <text:p>0</text:p>
          </table:table-cell>
          <table:table-cell table:style-name="ce7" office:value-type="float" office:value="1.60644" calcext:value-type="float">
            <text:p>1.60644</text:p>
          </table:table-cell>
          <table:table-cell table:style-name="ce11" office:value-type="string" calcext:value-type="string">
            <text:p>21177495:Deletion/inhibition of kinase shows reduced phosphorylation of target in vivo by mass spectrometry. <text:s/>Bodenmiller B et al <text:s/>(2010); </text:p>
          </table:table-cell>
          <table:table-cell table:number-columns-repeated="1013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2" table:default-cell-style-name="ce2"/>
        <table:table-row table:style-name="ro2">
          <table:table-cell office:value-type="string" calcext:value-type="string">
            <text:p>ykl139w</text:p>
          </table:table-cell>
          <table:table-cell office:value-type="string" calcext:value-type="string">
            <text:p>CTK1</text:p>
          </table:table-cell>
        </table:table-row>
        <table:table-row table:style-name="ro2">
          <table:table-cell office:value-type="string" calcext:value-type="string">
            <text:p>yor061w</text:p>
          </table:table-cell>
          <table:table-cell office:value-type="string" calcext:value-type="string">
            <text:p>CKA2</text:p>
          </table:table-cell>
        </table:table-row>
        <table:table-row table:style-name="ro2">
          <table:table-cell office:value-type="string" calcext:value-type="string">
            <text:p>yp1031c</text:p>
          </table:table-cell>
          <table:table-cell office:value-type="string" calcext:value-type="string">
            <text:p>PHO85</text:p>
          </table:table-cell>
        </table:table-row>
        <table:table-row table:style-name="ro2" table:number-rows-repeated="5">
          <table:table-cell table:number-columns-repeated="2"/>
        </table:table-row>
        <table:table-row table:style-name="ro2">
          <table:table-cell office:value-type="string" calcext:value-type="string">
            <text:p>ykl185w</text:p>
          </table:table-cell>
          <table:table-cell office:value-type="string" calcext:value-type="string">
            <text:p>ASH1</text:p>
          </table:table-cell>
        </table:table-row>
        <table:table-row table:style-name="ro2">
          <table:table-cell office:value-type="string" calcext:value-type="string">
            <text:p>ylr403w</text:p>
          </table:table-cell>
          <table:table-cell office:value-type="string" calcext:value-type="string">
            <text:p>SEP1</text:p>
          </table:table-cell>
        </table:table-row>
        <table:table-row table:style-name="ro2">
          <table:table-cell office:value-type="string" calcext:value-type="string">
            <text:p>yjl056c</text:p>
          </table:table-cell>
          <table:table-cell office:value-type="string" calcext:value-type="string">
            <text:p>ZAP1</text:p>
          </table:table-cell>
        </table:table-row>
        <table:table-row table:style-name="ro2">
          <table:table-cell office:value-type="string" calcext:value-type="string">
            <text:p>ynl027w</text:p>
          </table:table-cell>
          <table:table-cell office:value-type="string" calcext:value-type="string">
            <text:p>CRZ1</text:p>
          </table:table-cell>
        </table:table-row>
        <table:table-row table:style-name="ro2">
          <table:table-cell office:value-type="string" calcext:value-type="string">
            <text:p>yjr060w</text:p>
          </table:table-cell>
          <table:table-cell office:value-type="string" calcext:value-type="string">
            <text:p>CBF1</text:p>
          </table:table-cell>
        </table:table-row>
      </table:table>
      <table:table table:name="Sheet3" table:style-name="ta2">
        <table:table-column table:style-name="co5" table:default-cell-style-name="Default"/>
        <table:table-row table:style-name="ro9">
          <table:table-cell office:value-type="string" calcext:value-type="string">
            <text:p>Notes</text:p>
          </table:table-cell>
        </table:table-row>
        <table:table-row table:style-name="ro9">
          <table:table-cell office:value-type="string" calcext:value-type="string">
            <text:p>All CTK1 Kinase Known interactions were found</text:p>
          </table:table-cell>
        </table:table-row>
      </table:table>
      <table:named-expressions/>
      <table:database-ranges>
        <table:database-range table:name="__Anonymous_Sheet_DB__0" table:target-range-address="Sheet1.A1:Sheet1.K1048576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3">00/00/0000</text:date>, <text:time style:data-style-name="N2" text:time-value="14:05:42.5218339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10-05T11:32:25Z</meta:creation-date>
    <dc:date>2018-10-23T16:07:45.555341570</dc:date>
    <meta:editing-cycles>11</meta:editing-cycles>
    <meta:editing-duration>PT4H31M6S</meta:editing-duration>
    <meta:document-statistic meta:table-count="3" meta:cell-count="649" meta:object-count="0"/>
  </office:meta>
</office:document-meta>
</file>